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499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08 kWh</text:p>
          </table:table-cell>
          <table:table-cell office:value-type="float" office:value="559.33" calcext:value-type="float">
            <text:p>559.33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2.16" calcext:value-type="float">
            <text:p>2.16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79.65" calcext:value-type="float">
            <text:p>-279.65</text:p>
          </table:table-cell>
          <table:table-cell office:value-type="float" office:value="-147.71" calcext:value-type="float">
            <text:p>-147.71</text:p>
          </table:table-cell>
          <table:table-cell office:value-type="string" calcext:value-type="string">
            <text:p>T-J</text:p>
          </table:table-cell>
          <table:table-cell office:value-type="float" office:value="218.6" calcext:value-type="float">
            <text:p>21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25" calcext:value-type="float">
            <text:p>0.25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1 kWh</text:p>
          </table:table-cell>
          <table:table-cell office:value-type="float" office:value="580.46" calcext:value-type="float">
            <text:p>580.46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2.21" calcext:value-type="float">
            <text:p>2.2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90.22" calcext:value-type="float">
            <text:p>-290.22</text:p>
          </table:table-cell>
          <table:table-cell office:value-type="float" office:value="-153.29" calcext:value-type="float">
            <text:p>-153.29</text:p>
          </table:table-cell>
          <table:table-cell office:value-type="string" calcext:value-type="string">
            <text:p>T-J</text:p>
          </table:table-cell>
          <table:table-cell office:value-type="float" office:value="223.56" calcext:value-type="float">
            <text:p>223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22" calcext:value-type="float">
            <text:p>0.2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5 kWh</text:p>
          </table:table-cell>
          <table:table-cell office:value-type="float" office:value="762.42" calcext:value-type="float">
            <text:p>762.42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2.64" calcext:value-type="float">
            <text:p>2.6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81.21" calcext:value-type="float">
            <text:p>-381.21</text:p>
          </table:table-cell>
          <table:table-cell office:value-type="float" office:value="-201.34" calcext:value-type="float">
            <text:p>-201.34</text:p>
          </table:table-cell>
          <table:table-cell office:value-type="string" calcext:value-type="string">
            <text:p>T-J</text:p>
          </table:table-cell>
          <table:table-cell office:value-type="float" office:value="266.54" calcext:value-type="float">
            <text:p>26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2 kWh</text:p>
          </table:table-cell>
          <table:table-cell office:value-type="float" office:value="659.67" calcext:value-type="float">
            <text:p>659.67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2.39" calcext:value-type="float">
            <text:p>2.3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29.84" calcext:value-type="float">
            <text:p>-329.84</text:p>
          </table:table-cell>
          <table:table-cell office:value-type="float" office:value="-174.22" calcext:value-type="float">
            <text:p>-174.22</text:p>
          </table:table-cell>
          <table:table-cell office:value-type="string" calcext:value-type="string">
            <text:p>T-J</text:p>
          </table:table-cell>
          <table:table-cell office:value-type="float" office:value="241.46" calcext:value-type="float">
            <text:p>24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1" calcext:value-type="float">
            <text:p>0.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3 kWh</text:p>
          </table:table-cell>
          <table:table-cell office:value-type="float" office:value="664.65" calcext:value-type="float">
            <text:p>664.65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2.4" calcext:value-type="float">
            <text:p>2.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32.31" calcext:value-type="float">
            <text:p>-332.31</text:p>
          </table:table-cell>
          <table:table-cell office:value-type="float" office:value="-175.53" calcext:value-type="float">
            <text:p>-175.53</text:p>
          </table:table-cell>
          <table:table-cell office:value-type="string" calcext:value-type="string">
            <text:p>T-J</text:p>
          </table:table-cell>
          <table:table-cell office:value-type="float" office:value="242.44" calcext:value-type="float">
            <text:p>242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59" calcext:value-type="float">
            <text:p>0.5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05 kWh</text:p>
          </table:table-cell>
          <table:table-cell office:value-type="float" office:value="525.24" calcext:value-type="float">
            <text:p>525.24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2.07" calcext:value-type="float">
            <text:p>2.07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262.63" calcext:value-type="float">
            <text:p>-262.63</text:p>
          </table:table-cell>
          <table:table-cell office:value-type="float" office:value="-138.71" calcext:value-type="float">
            <text:p>-138.71</text:p>
          </table:table-cell>
          <table:table-cell office:value-type="string" calcext:value-type="string">
            <text:p>T-J</text:p>
          </table:table-cell>
          <table:table-cell office:value-type="float" office:value="209.35" calcext:value-type="float">
            <text:p>209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3" calcext:value-type="float">
            <text:p>0.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07 kWh</text:p>
          </table:table-cell>
          <table:table-cell office:value-type="float" office:value="538.31" calcext:value-type="float">
            <text:p>538.31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2.09" calcext:value-type="float">
            <text:p>2.0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69.16" calcext:value-type="float">
            <text:p>-269.16</text:p>
          </table:table-cell>
          <table:table-cell office:value-type="float" office:value="-142.16" calcext:value-type="float">
            <text:p>-142.16</text:p>
          </table:table-cell>
          <table:table-cell office:value-type="string" calcext:value-type="string">
            <text:p>T-J</text:p>
          </table:table-cell>
          <table:table-cell office:value-type="float" office:value="211.83" calcext:value-type="float">
            <text:p>211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26" calcext:value-type="float">
            <text:p>0.26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0 kWh</text:p>
          </table:table-cell>
          <table:table-cell office:value-type="float" office:value="558.71" calcext:value-type="float">
            <text:p>558.71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2.14" calcext:value-type="float">
            <text:p>2.14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79.34" calcext:value-type="float">
            <text:p>-279.34</text:p>
          </table:table-cell>
          <table:table-cell office:value-type="float" office:value="-147.54" calcext:value-type="float">
            <text:p>-147.54</text:p>
          </table:table-cell>
          <table:table-cell office:value-type="string" calcext:value-type="string">
            <text:p>T-J</text:p>
          </table:table-cell>
          <table:table-cell office:value-type="float" office:value="216.34" calcext:value-type="float">
            <text:p>216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 office:value-type="float" office:value="0.5" calcext:value-type="float">
            <text:p>0.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90 kWh</text:p>
          </table:table-cell>
          <table:table-cell office:value-type="float" office:value="418.52" calcext:value-type="float">
            <text:p>418.52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.36" calcext:value-type="float">
            <text:p>1.36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209.26" calcext:value-type="float">
            <text:p>-209.26</text:p>
          </table:table-cell>
          <table:table-cell office:value-type="float" office:value="-110.38" calcext:value-type="float">
            <text:p>-110.38</text:p>
          </table:table-cell>
          <table:table-cell office:value-type="string" calcext:value-type="string">
            <text:p>T-J</text:p>
          </table:table-cell>
          <table:table-cell office:value-type="float" office:value="137.64" calcext:value-type="float">
            <text:p>137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 office:value-type="float" office:value="1.34" calcext:value-type="float">
            <text:p>1.3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88 kWh</text:p>
          </table:table-cell>
          <table:table-cell office:value-type="float" office:value="402.86" calcext:value-type="float">
            <text:p>402.86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.32" calcext:value-type="float">
            <text:p>1.32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201.43" calcext:value-type="float">
            <text:p>-201.43</text:p>
          </table:table-cell>
          <table:table-cell office:value-type="float" office:value="-106.2" calcext:value-type="float">
            <text:p>-106.2</text:p>
          </table:table-cell>
          <table:table-cell office:value-type="string" calcext:value-type="string">
            <text:p>T-J</text:p>
          </table:table-cell>
          <table:table-cell office:value-type="float" office:value="134.65" calcext:value-type="float">
            <text:p>134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9 kWh</text:p>
          </table:table-cell>
          <table:table-cell office:value-type="float" office:value="750.7" calcext:value-type="float">
            <text:p>750.7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2.59" calcext:value-type="float">
            <text:p>2.59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75.35" calcext:value-type="float">
            <text:p>-375.35</text:p>
          </table:table-cell>
          <table:table-cell office:value-type="float" office:value="-197.87" calcext:value-type="float">
            <text:p>-197.87</text:p>
          </table:table-cell>
          <table:table-cell office:value-type="string" calcext:value-type="string">
            <text:p>T-J</text:p>
          </table:table-cell>
          <table:table-cell office:value-type="float" office:value="261.18" calcext:value-type="float">
            <text:p>261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3 kWh</text:p>
          </table:table-cell>
          <table:table-cell office:value-type="float" office:value="619.66" calcext:value-type="float">
            <text:p>619.66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2.18" calcext:value-type="float">
            <text:p>2.1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15.97" calcext:value-type="float">
            <text:p>-315.97</text:p>
          </table:table-cell>
          <table:table-cell office:value-type="float" office:value="-166.58" calcext:value-type="float">
            <text:p>-166.58</text:p>
          </table:table-cell>
          <table:table-cell office:value-type="string" calcext:value-type="string">
            <text:p>T-J</text:p>
          </table:table-cell>
          <table:table-cell office:value-type="float" office:value="220.07" calcext:value-type="float">
            <text:p>22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57:14.623000000</meta:creation-date>
    <dc:date>2018-03-26T16:01:24.085000000</dc:date>
    <meta:editing-duration>PT4M9S</meta:editing-duration>
    <meta:editing-cycles>1</meta:editing-cycles>
    <meta:document-statistic meta:table-count="1" meta:cell-count="190" meta:object-count="0"/>
    <meta:generator>LibreOffice/5.3.4.2$Windows_x86 LibreOffice_project/f82d347ccc0be322489bf7da61d7e4ad13fe2ff3</meta:generator>
  </office:meta>
</office:document-meta>
</file>